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9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komentarz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komentarz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Default"/>
        <table:table-row table:style-name="ro1">
          <table:table-cell office:value-type="string">
            <text:p>[Kontrola Użytkowników] wynik wykonania komendy : powodzenie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niepoprawna komenda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konto istnieje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konto nie istnieje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wynik wykonania komendy : błąd hasła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odmowa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niepoprawna nazwa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niedopuszczalne znaki w haśle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niepoprawne dane importu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 : poza zakresem ważności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10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A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B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C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D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E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F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G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H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I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J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0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K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przywileje (Klasa L )</text:p>
          </table:table-cell>
          <table:table-cell office:value-type="string">
            <text:p>Local HMI</text:p>
          </table:table-cell>
          <table:table-cell office:value-type="string">
            <text:p>LW_Bit</text:p>
          </table:table-cell>
          <table:table-cell office:value-type="string">
            <text:p>89531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komenda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5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wynik wykonania komendy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5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indeks użytkownika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5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[Kontrola Użytkowników] przywileje użytkownika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5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nazwa użytkownika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5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[Kontrola Użytkowników] hasło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896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Fast Selection Display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8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AlignmentMarkers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80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1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2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3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4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5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6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7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8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Process_IndicationRange_Port9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Range_Port10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0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1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2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3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4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5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6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7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8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9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Process_IndicationSelected_Port10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2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Limit_Pipe_Diameter_Low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ipe_Diameter_High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1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Diameter_Low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Diameter_High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3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Thickness_Low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Thickness_High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5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Distance_Low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Distance_High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7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Number_Low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ort_Number_High_Sign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09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Limit_Pipe_Diameter_Low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ipe_Diameter_High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0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Diameter_Low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0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Diameter_High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1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Thickness_Low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1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Thickness_High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Distance_Low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2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Limit_Port_Distance_High_DBL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72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Process_Plan_Nam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Element_Nam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lan_Element_AmmountToExecut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lan_ElementsCount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Element_Description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lan_PlanI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Select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lan_Description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Row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3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Element_Select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Status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3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Error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3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ErrorMessag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3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Command_Count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7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ipe_Nam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5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ort_Nam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6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DateForIdentyfication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ListInDB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7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ListInDB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8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ListInDB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9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ListInDB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Job_ListInDB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MySQL_Job_ListInDB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MySQL_Job_ListInDB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MySQL_Job_ListInDB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MySQL_Job_ListInDB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2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MySQL_Job_ListInDB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5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6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7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8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09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5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6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7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8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19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MySQL_Elements_ListInDB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NumberToExecut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100</text:p>
          </table:table-cell>
          <table:table-cell/>
          <table:table-cell office:value-type="string">
            <text:p>32-bit Signed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5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6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7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8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s_ListToExecut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29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4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5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6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7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8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39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4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s_ListToExecut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4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ipe_Length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0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Process_Port_NumberSelect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5999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Process_Port_NumberMax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Process_Element_Pipe_Diameter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4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Process_Element_Port_Diameter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5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Process_Element_Port_Thickness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8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Process_Element_Port_Distanc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18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Process_Pipe_Description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1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ort_Description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2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ipe_Thickness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Process_Port_Length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Element_Port_WeldAngl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Process_Element_Port_Angle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3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rocess_Plan_Element_AmmountExecuted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44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0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0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1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1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2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2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3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ipe_Diameter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3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4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4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4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5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5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6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6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6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7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ipe_Diameter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07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0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0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1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1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2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2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3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ameter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3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4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4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4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5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5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6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6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6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7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ameter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17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0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0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1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1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2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2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3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Thickness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3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4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4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4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5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5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6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6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6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7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Thickness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27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0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0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1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1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2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2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2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3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3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4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4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4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5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5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6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6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6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7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Angle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37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0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0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1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1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2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2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2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3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3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4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4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4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5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5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6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6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6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7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WeldType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47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0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0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0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1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1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2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2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2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3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office:value-type="string">
            <text:p>HMI_Element_Port_Distance_Storage1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3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1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4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2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4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3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4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4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5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5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5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6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60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7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64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8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68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19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72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Element_Port_Distance_Storage20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6976</text:p>
          </table:table-cell>
          <table:table-cell/>
          <table:table-cell office:value-type="string">
            <text:p>64-bit Doub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Size check</text:p>
          </table:table-cell>
          <table:table-cell office:value-type="string">
            <text:p>Local HMI</text:p>
          </table:table-cell>
          <table:table-cell office:value-type="string">
            <text:p>LW</text:p>
          </table:table-cell>
          <table:table-cell office:value-type="string">
            <text:p>0</text:p>
          </table:table-cell>
          <table:table-cell/>
          <table:table-cell office:value-type="string">
            <text:p>32-bit Float</text:p>
          </table:table-cell>
          <table:table-cell table:number-columns-repeated="250"/>
        </table:table-row>
        <table:table-row table:style-name="ro1">
          <table:table-cell office:value-type="string">
            <text:p>PLC_Process_ActualStep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AngleWhol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5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Speed_Weld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5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Speed_Cu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5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Port_NumberSelected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5999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Process_Port_NumberMax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5997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Process_Element_Pipe_Diameter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5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Process_Element_Port_Diameter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Process_Element_Port_Thickness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8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Process_Element_Port_Distanc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8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ipe_Diameter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ipe_Diameter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0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ameter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ameter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1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Thickness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Thickness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2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Angle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3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WeldType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4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0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0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0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0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0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1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1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1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1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1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office:value-type="string">
            <text:p>PLC_Element_Port_Distance_Storage1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2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2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2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3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2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4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2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5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3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6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32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7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34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8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36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19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38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Element_Port_Distance_Storage20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6940</text:p>
          </table:table-cell>
          <table:table-cell/>
          <table:table-cell office:value-type="string">
            <text:p>16-bit Un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2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3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4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5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6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7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8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9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er_PipeDiamSpread_10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200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writePlanName1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writePlanName2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writePlanName3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writePlanName4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writePlanName5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_RewritePlanName6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_RewritePlanName7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_RewritePlanName8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_RewritePlanName9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MI_MySQL_Trigg_RewritePlanName10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SelectedList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MySQL_Trigg_ResultCountPassToList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2">
          <table:table-cell office:value-type="string">
            <text:p>HMI_MySQL_Trigg_Elements_SelectedList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2">
          <table:table-cell office:value-type="string">
            <text:p>HMI_MySQL_Trigg_Elements_ResultCountPassToList</text:p>
          </table:table-cell>
          <table:table-cell office:value-type="string">
            <text:p>Local HMI</text:p>
          </table:table-cell>
          <table:table-cell office:value-type="string">
            <text:p>LB</text:p>
          </table:table-cell>
          <table:table-cell office:value-type="string">
            <text:p>1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List_RefreashDIsplay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List_Something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HMI_List_ListCount</text:p>
          </table:table-cell>
          <table:table-cell office:value-type="string">
            <text:p>Local HMI</text:p>
          </table:table-cell>
          <table:table-cell office:value-type="string">
            <text:p>RW</text:p>
          </table:table-cell>
          <table:table-cell office:value-type="string">
            <text:p>3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Cuting_Execute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Welding_Execute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06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Welding_ProcessTyp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5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Welding_StartTim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Welding_StopTim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7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Cuting_StartTim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Cuting_StopTime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9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Welding_Osc_Width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465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Welding_Osc_Speed_Perc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471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Process_Welding_Osc_Stop1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48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Process_Welding_Osc_Stop2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48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HandMove_Rota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HandMove_UpDow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6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HandMove_Torches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20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HandMove_MoveAlon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2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HandMove_PresureUp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HandMove_PresureRelese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HandMove_PresureDown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Process_Cutting_TorchPosition_Se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9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Cutting_TorchPosition_Actual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9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AlongMove_Position_Se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9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AlongMove_Positon_Actual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4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1_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2_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9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3_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90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4_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90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5_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91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1_Error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21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2_Error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31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5_Error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41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1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1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4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2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2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5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3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4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3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5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4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4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5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5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5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5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6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PLC2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2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PLC2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2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PLC3_Present_Setting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03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PLC3_Present_Curr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23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1_Out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3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2_Out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4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3_4_Out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3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5_OutPosition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4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MaxSteps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7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SaddlePathMaxPoints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11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Process_LinearSpeed_Limi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32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Axis5_RecalibrationAfterAll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27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Axis5_CorrectAccordingToEnconerThroughModbus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3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ProcessSteps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45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Cuting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1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Welding1step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1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Welding4step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1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Cutting_Time_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2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Welding1step_Time_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2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Welding4step_Time_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2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3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7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2+3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7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4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7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2+4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7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3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9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2+3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92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4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94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1+2+4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96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Statistics_Rese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Reciepie_Save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338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Reciepie_Load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339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Reciepie_AutoIncremen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10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office:value-type="string">
            <text:p>PLC_Data_Reciepie_AutoRepeat</text:p>
          </table:table-cell>
          <table:table-cell office:value-type="string">
            <text:p>Fatek PLC</text:p>
          </table:table-cell>
          <table:table-cell office:value-type="string">
            <text:p>M</text:p>
          </table:table-cell>
          <table:table-cell office:value-type="string">
            <text:p>1311</text:p>
          </table:table-cell>
          <table:table-cell/>
          <table:table-cell office:value-type="string">
            <text:p>Nieokreślony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2+3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9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2+4_TimeAvg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10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2+3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78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PLC_Data_2+4_Time_Count</text:p>
          </table:table-cell>
          <table:table-cell office:value-type="string">
            <text:p>Fatek PLC</text:p>
          </table:table-cell>
          <table:table-cell office:value-type="string">
            <text:p>R</text:p>
          </table:table-cell>
          <table:table-cell office:value-type="string">
            <text:p>708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  <table:table-row table:style-name="ro1">
          <table:table-cell office:value-type="string">
            <text:p>PLC_Data_processes_Count</text:p>
          </table:table-cell>
          <table:table-cell office:value-type="string">
            <text:p>Fatek PLC</text:p>
          </table:table-cell>
          <table:table-cell office:value-type="string">
            <text:p>D</text:p>
          </table:table-cell>
          <table:table-cell office:value-type="string">
            <text:p>450</text:p>
          </table:table-cell>
          <table:table-cell/>
          <table:table-cell office:value-type="string">
            <text:p>16-bit Signed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7">07.06.2023</text:date>, <text:time>14:24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komentarz" style:display-name="PageStyle_komentar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7T14:24:47.95</dc:date>
    <meta:generator>OpenOffice/4.1.7$Win32 OpenOffice.org_project/417m1$Build-9800</meta:generator>
    <meta:editing-duration>PT4M5S</meta:editing-duration>
    <meta:editing-cycles>1</meta:editing-cycles>
    <meta:document-statistic meta:table-count="1" meta:cell-count="2555" meta:object-count="0"/>
  </office:meta>
</office:document-meta>
</file>